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B Arash" svg:font-family="'B Arash'" style:font-pitch="variable"/>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15%" fo:text-align="center" style:justify-single-word="false" style:writing-mode="rl-tb"/>
      <style:text-properties style:font-name="B Nazanin" officeooo:rsid="0000eb02" officeooo:paragraph-rsid="0000eb02" style:font-name-complex="B Nazanin"/>
    </style:style>
    <style:style style:name="P2" style:family="paragraph" style:parent-style-name="Standard">
      <style:paragraph-properties fo:margin-top="0.0398in" fo:margin-bottom="0.0398in" loext:contextual-spacing="false" fo:line-height="115%" fo:text-align="center" style:justify-single-word="false" style:writing-mode="rl-tb"/>
      <style:text-properties style:font-name="B Nazanin" fo:font-weight="bold" officeooo:rsid="0000eb02" officeooo:paragraph-rsid="0000eb02" style:font-weight-asian="bold" style:font-name-complex="B Nazanin" style:font-size-complex="14pt" style:font-weight-complex="bold"/>
    </style:style>
    <style:style style:name="P3" style:family="paragraph" style:parent-style-name="Standard" style:master-page-name="">
      <loext:graphic-properties draw:fill="none"/>
      <style:paragraph-properties fo:margin-left="0in" fo:margin-right="0in" fo:margin-top="0.0398in" fo:margin-bottom="0.0398in" loext:contextual-spacing="false" fo:line-height="115%" fo:text-align="justify" style:justify-single-word="false" fo:text-indent="0.5in" style:auto-text-indent="false" style:page-number="auto" fo:background-color="transparent" style:writing-mode="rl-tb"/>
      <style:text-properties style:font-name="B Nazanin" fo:font-size="14pt" officeooo:rsid="0003dc58" officeooo:paragraph-rsid="0003dc58" style:font-size-asian="14pt" style:font-name-complex="B Nazanin" style:font-size-complex="14pt"/>
    </style:style>
    <style:style style:name="P4" style:family="paragraph" style:parent-style-name="Standard" style:master-page-name="">
      <loext:graphic-properties draw:fill="none"/>
      <style:paragraph-properties fo:margin-left="0in" fo:margin-right="0in" fo:margin-top="0.0398in" fo:margin-bottom="0.0398in" loext:contextual-spacing="false" fo:line-height="115%" fo:text-align="justify" style:justify-single-word="false" fo:text-indent="0.5in" style:auto-text-indent="false" style:page-number="auto" fo:background-color="transparent" style:writing-mode="rl-tb"/>
      <style:text-properties style:font-name="B Nazanin" fo:font-size="14pt" officeooo:rsid="0000eb02" officeooo:paragraph-rsid="0000eb02" style:font-size-asian="14pt" style:font-name-complex="B Nazanin" style:font-size-complex="14pt"/>
    </style:style>
    <style:style style:name="P5"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rl-tb"/>
      <style:text-properties style:font-name="B Nazanin" fo:font-size="14pt" officeooo:rsid="0000eb02" officeooo:paragraph-rsid="0000eb02" style:font-size-asian="14pt" style:font-name-complex="B Nazanin" style:font-size-complex="14pt"/>
    </style:style>
    <style:style style:name="P6"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rl-tb"/>
      <style:text-properties style:font-name="B Nazanin" fo:font-size="14pt" officeooo:rsid="00051bdb" officeooo:paragraph-rsid="00051bdb" style:font-size-asian="14pt" style:font-name-complex="B Nazanin" style:font-size-complex="14pt"/>
    </style:style>
    <style:style style:name="P7" style:family="paragraph" style:parent-style-name="Standard" style:list-style-name="L1">
      <loext:graphic-properties draw:fill="none"/>
      <style:paragraph-properties fo:margin-top="0.0398in" fo:margin-bottom="0.0398in" loext:contextual-spacing="false" fo:line-height="115%" fo:text-align="justify" style:justify-single-word="false" fo:background-color="transparent" style:writing-mode="rl-tb"/>
      <style:text-properties style:font-name="B Nazanin" fo:font-size="14pt" officeooo:rsid="0003dc58" officeooo:paragraph-rsid="0003dc58" style:font-size-asian="14pt" style:font-name-complex="B Nazanin" style:font-size-complex="14pt"/>
    </style:style>
    <style:style style:name="P8"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lr-tb"/>
      <style:text-properties style:text-position="0% 100%" style:font-name="B Arash" fo:font-size="14pt" officeooo:rsid="00051bdb" officeooo:paragraph-rsid="00051bdb" style:font-size-asian="14pt" style:font-name-complex="B Nazanin" style:font-size-complex="14pt"/>
    </style:style>
    <style:style style:name="T1" style:family="text">
      <style:text-properties officeooo:rsid="0002c410"/>
    </style:style>
    <style:style style:name="T2" style:family="text">
      <style:text-properties officeooo:rsid="0003dc58"/>
    </style:style>
    <style:style style:name="T3" style:family="text">
      <style:text-properties officeooo:rsid="00051bdb"/>
    </style:style>
    <style:style style:name="fr1" style:family="graphic" style:parent-style-name="Formula">
      <style:graphic-properties style:run-through="foreground" style:wrap="none" style:vertical-pos="from-top" style:vertical-rel="page" style:horizontal-pos="from-left" style:horizontal-rel="page" draw:ole-draw-aspect="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ct1" text:anchor-type="page" text:anchor-page-number="1" svg:x="0.7311in" svg:y="5.5992in" svg:width="7.1583in" svg:height="1.3173in" draw:z-index="0">
        <draw:object xlink:href="./Object 1" xlink:type="simple" xlink:show="embed" xlink:actuate="onLoad"/>
        <draw:image xlink:href="./ObjectReplacements/Object 1" xlink:type="simple" xlink:show="embed" xlink:actuate="onLoad"/>
      </draw:frame>
      <text:p text:style-name="P1">باسمه تعالی</text:p>
      <text:p text:style-name="P2">پاسخ سوال ۸</text:p>
      <text:p text:style-name="P1"/>
      <text:p text:style-name="P4">برای حل این سوال، توجه به یک اصل ساده کافی است: سیستم تا زمانی کار می‌کند که اتصال بین دو نقطه ابتدا و انتهایی <text:span text:style-name="T1">«حداقل از یک مسیر»</text:span> برقرار باشد؛ لذا با توجه به این که به محض قطع شدن این اتصال سیستم از کار می‌افتد، TTF برابر زمان قطع شدن <text:span text:style-name="T2">د</text:span>و سر شکل است.</text:p>
      <text:p text:style-name="P5">حال برای محاسبه زمان قطع شدن دو سر شکل، به <text:span text:style-name="T2">این روش عمل می‌کنیم که انواع مسیرهای ممکن بین دو سر شکل را در نظر میگیریم:</text:span></text:p>
      <text:list xml:id="list2158440922" text:style-name="L1">
        <text:list-item>
          <text:p text:style-name="P7">AD</text:p>
        </text:list-item>
        <text:list-item>
          <text:p text:style-name="P7">BE</text:p>
        </text:list-item>
        <text:list-item>
          <text:p text:style-name="P7">ACE</text:p>
        </text:list-item>
        <text:list-item>
          <text:p text:style-name="P7">BCD</text:p>
        </text:list-item>
      </text:list>
      <text:p text:style-name="P3">همانطور که در شکل مشاهده می‌کنید، برای بالا بودن سیستم برقراری هریک از مسیرهای فوق به تنهایی کافیست. لذا زمان قطع شدن دو سر شکل برابر است با ماکسیمم زمان قطع شدن مسیرهای فوق؛ زیرا هر یک از مسیرهای فوق اگر قطع شوند، تا زمانی که مسیر جایگزین <text:span text:style-name="T3">دیگری متصل است، سیستم متصل خواهد بود.</text:span></text:p>
      <text:p text:style-name="P6">بدیهی است، طول عمر یک مسیر برابر با کمترین طول عمر موجود در مسیر است؛ زیرا به محض این که یک ماژول خراب شود، کل آن مسیر غیر قابل استفاده می‌شود.</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B Arash" svg:font-family="'B Arash'" style:font-pitch="variable"/>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2T21:48:14.775383494</meta:creation-date>
    <dc:date>2021-01-25T21:37:05.834664922</dc:date>
    <meta:editing-duration>PT36M31S</meta:editing-duration>
    <meta:editing-cycles>4</meta:editing-cycles>
    <meta:generator>LibreOffice/6.4.4.2$Linux_X86_64 LibreOffice_project/40$Build-2</meta:generator>
    <meta:document-statistic meta:table-count="0" meta:image-count="0" meta:object-count="1" meta:page-count="1" meta:paragraph-count="10" meta:word-count="180" meta:character-count="817" meta:non-whitespace-character-count="651"/>
  </office:meta>
</office:document-meta>
</file>

<file path=Object 1/content.xml><?xml version="1.0" encoding="utf-8"?>
<math xmlns="http://www.w3.org/1998/Math/MathML" display="block">
  <semantics>
    <mtable>
      <mtr>
        <mtd columnalign="left">
          <mrow>
            <mrow>
              <msub>
                <mi mathvariant="italic">TTF</mi>
                <mi mathvariant="italic">AD</mi>
              </msub>
              <mo stretchy="false">=</mo>
              <mi mathvariant="italic">min</mi>
            </mrow>
            <mrow>
              <mo fence="true" stretchy="false">(</mo>
              <mrow>
                <mrow>
                  <msub>
                    <mi mathvariant="italic">TTF</mi>
                    <mi>A</mi>
                  </msub>
                  <mi>,</mi>
                  <msub>
                    <mi mathvariant="italic">TTF</mi>
                    <mi>D</mi>
                  </msub>
                </mrow>
              </mrow>
              <mo fence="true" stretchy="false">)</mo>
            </mrow>
          </mrow>
        </mtd>
      </mtr>
      <mtr>
        <mtd columnalign="left">
          <mrow>
            <mrow>
              <msub>
                <mi mathvariant="italic">TTF</mi>
                <mi mathvariant="italic">BE</mi>
              </msub>
              <mo stretchy="false">=</mo>
              <mi mathvariant="italic">min</mi>
            </mrow>
            <mrow>
              <mo fence="true" stretchy="false">(</mo>
              <mrow>
                <mrow>
                  <msub>
                    <mi mathvariant="italic">TTF</mi>
                    <mi>B</mi>
                  </msub>
                  <mi>,</mi>
                  <msub>
                    <mi mathvariant="italic">TTF</mi>
                    <mi>E</mi>
                  </msub>
                </mrow>
              </mrow>
              <mo fence="true" stretchy="false">)</mo>
            </mrow>
          </mrow>
        </mtd>
      </mtr>
      <mtr>
        <mtd columnalign="left">
          <mrow>
            <mrow>
              <msub>
                <mi mathvariant="italic">TTF</mi>
                <mi mathvariant="italic">ACE</mi>
              </msub>
              <mo stretchy="false">=</mo>
              <mi mathvariant="italic">min</mi>
            </mrow>
            <mrow>
              <mo fence="true" stretchy="false">(</mo>
              <mrow>
                <mrow>
                  <msub>
                    <mi mathvariant="italic">TTF</mi>
                    <mi>A</mi>
                  </msub>
                  <mi>,</mi>
                  <msub>
                    <mi mathvariant="italic">TTF</mi>
                    <mi>C</mi>
                  </msub>
                  <mi>,</mi>
                  <msub>
                    <mi mathvariant="italic">TTF</mi>
                    <mi>E</mi>
                  </msub>
                </mrow>
              </mrow>
              <mo fence="true" stretchy="false">)</mo>
            </mrow>
          </mrow>
        </mtd>
      </mtr>
      <mtr>
        <mtd columnalign="left">
          <mrow>
            <mrow>
              <msub>
                <mi mathvariant="italic">TTF</mi>
                <mi mathvariant="italic">BCD</mi>
              </msub>
              <mo stretchy="false">=</mo>
              <mi mathvariant="italic">min</mi>
            </mrow>
            <mrow>
              <mo fence="true" stretchy="false">(</mo>
              <mrow>
                <mrow>
                  <msub>
                    <mi mathvariant="italic">TTF</mi>
                    <mi>B</mi>
                  </msub>
                  <mi>,</mi>
                  <msub>
                    <mi mathvariant="italic">TTF</mi>
                    <mi>C</mi>
                  </msub>
                  <mi>,</mi>
                  <msub>
                    <mi mathvariant="italic">TTF</mi>
                    <mi>D</mi>
                  </msub>
                </mrow>
              </mrow>
              <mo fence="true" stretchy="false">)</mo>
            </mrow>
          </mrow>
        </mtd>
      </mtr>
      <mtr>
        <mtd columnalign="left">
          <mrow>
            <mrow>
              <msub>
                <mi mathvariant="italic">TTF</mi>
                <mi mathvariant="italic">sys</mi>
              </msub>
              <mo stretchy="false">=</mo>
              <mi mathvariant="italic">max</mi>
            </mrow>
            <mrow>
              <mo fence="true" stretchy="false">(</mo>
              <mrow>
                <mrow>
                  <msub>
                    <mi mathvariant="italic">TTF</mi>
                    <mi mathvariant="italic">AD</mi>
                  </msub>
                  <mi>,</mi>
                  <msub>
                    <mi mathvariant="italic">TTF</mi>
                    <mi mathvariant="italic">BE</mi>
                  </msub>
                  <mi>,</mi>
                  <msub>
                    <mi mathvariant="italic">TTF</mi>
                    <mi mathvariant="italic">ACE</mi>
                  </msub>
                  <mi>,</mi>
                  <msub>
                    <mi mathvariant="italic">TTF</mi>
                    <mi mathvariant="italic">BCD</mi>
                  </msub>
                </mrow>
              </mrow>
              <mo fence="true" stretchy="false">)</mo>
            </mrow>
          </mrow>
        </mtd>
      </mtr>
      <mtr>
        <mtd columnalign="left">
          <mrow>
            <mo stretchy="false">⇒</mo>
            <mrow>
              <msub>
                <mi mathvariant="italic">TTF</mi>
                <mi mathvariant="italic">sys</mi>
              </msub>
              <mo stretchy="false">=</mo>
              <mi mathvariant="italic">max</mi>
            </mrow>
            <mrow>
              <mo fence="true" stretchy="false">(</mo>
              <mrow>
                <mrow>
                  <mi mathvariant="italic">min</mi>
                  <mrow>
                    <mo fence="true" stretchy="false">(</mo>
                    <mrow>
                      <mrow>
                        <msub>
                          <mi mathvariant="italic">TTF</mi>
                          <mi>A</mi>
                        </msub>
                        <mi>,</mi>
                        <msub>
                          <mi mathvariant="italic">TTF</mi>
                          <mi>D</mi>
                        </msub>
                      </mrow>
                    </mrow>
                    <mo fence="true" stretchy="false">)</mo>
                  </mrow>
                  <mi>,</mi>
                  <mi mathvariant="italic">min</mi>
                  <mrow>
                    <mo fence="true" stretchy="false">(</mo>
                    <mrow>
                      <mrow>
                        <msub>
                          <mi mathvariant="italic">TTF</mi>
                          <mi>B</mi>
                        </msub>
                        <mi>,</mi>
                        <msub>
                          <mi mathvariant="italic">TTF</mi>
                          <mi>E</mi>
                        </msub>
                      </mrow>
                    </mrow>
                    <mo fence="true" stretchy="false">)</mo>
                  </mrow>
                  <mi>,</mi>
                  <mi mathvariant="italic">min</mi>
                  <mrow>
                    <mo fence="true" stretchy="false">(</mo>
                    <mrow>
                      <mrow>
                        <msub>
                          <mi mathvariant="italic">TTF</mi>
                          <mi>A</mi>
                        </msub>
                        <mi>,</mi>
                        <msub>
                          <mi mathvariant="italic">TTF</mi>
                          <mi>C</mi>
                        </msub>
                        <mi>,</mi>
                        <msub>
                          <mi mathvariant="italic">TTF</mi>
                          <mi>E</mi>
                        </msub>
                      </mrow>
                    </mrow>
                    <mo fence="true" stretchy="false">)</mo>
                  </mrow>
                  <mi>,</mi>
                  <mi mathvariant="italic">min</mi>
                  <mrow>
                    <mo fence="true" stretchy="false">(</mo>
                    <mrow>
                      <mrow>
                        <msub>
                          <mi mathvariant="italic">TTF</mi>
                          <mi>B</mi>
                        </msub>
                        <mi>,</mi>
                        <msub>
                          <mi mathvariant="italic">TTF</mi>
                          <mi>C</mi>
                        </msub>
                        <mi>,</mi>
                        <msub>
                          <mi mathvariant="italic">TTF</mi>
                          <mi>D</mi>
                        </msub>
                      </mrow>
                    </mrow>
                    <mo fence="true" stretchy="false">)</mo>
                  </mrow>
                </mrow>
              </mrow>
              <mo fence="true" stretchy="false">)</mo>
            </mrow>
          </mrow>
        </mtd>
      </mtr>
    </mtable>
    <annotation encoding="StarMath 5.0">alignl TTF_AD = min( TTF_A, TTF_D) newline
alignl TTF_BE = min( TTF_B, TTF_E) newline
alignl TTF_ACE = min( TTF_A, TTF_C, TTF_E) newline
alignl TTF_BCD = min( TTF_B, TTF_C, TTF_D) newline
alignl TTF_sys = max(TTF_AD, TTF_BE, TTF_ACE, TTF_BCD) newline
alignl drarrow TTF_sys = max( min( TTF_A, TTF_D), min( TTF_B, TTF_E), min( TTF_A, TTF_C, TTF_E), min( TTF_B, TTF_C, TTF_D) )</annotation>
  </semantics>
</math>
</file>